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officeooo:rsid="0002e58d" officeooo:paragraph-rsid="0002e58d"/>
    </style:style>
    <style:style style:name="P8" style:family="paragraph" style:parent-style-name="Table_20_Contents"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rsid="0008c011" officeooo:paragraph-rsid="0008c011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0a1d78" officeooo:paragraph-rsid="000a1d78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0b63e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63e9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#include &lt;sys/types.h&gt;<text:line-break/>#include &lt;stdio.h&gt;<text:line-break/>#include &lt;unistd.h&gt;<text:line-break/>#include &lt;stdlib.h&gt;</text:p>
            <text:p text:style-name="P7">void main(int argc, char * argv[]){<text:line-break/><text:tab/>pid_t PID;<text:line-break/><text:tab/>if (argc != 2){<text:line-break/><text:tab/><text:tab/>printf("Introduce un numero por parametro\n\t Ej: ./ejercicio1 &lt;numero&gt;\n");<text:line-break/><text:tab/>}<text:line-break/><text:tab/>if ((PID = fork())&lt;0){<text:line-break/><text:tab/><text:tab/>printf("No se ha podido realizar el fork\n");<text:line-break/><text:tab/><text:tab/>exit(-1);<text:line-break/><text:tab/>}else{<text:tab/><text:line-break/><text:tab/><text:tab/>if (PID == 0){<text:tab/>// Es el proceso hijo<text:line-break/><text:tab/><text:tab/><text:tab/>if (atoi(argv[1])%2){<text:line-break/><text:tab/><text:tab/><text:tab/><text:tab/>printf("El numero es impar\n");<text:line-break/><text:tab/><text:tab/><text:tab/>}else{<text:line-break/><text:tab/><text:tab/><text:tab/><text:tab/>printf("El numero es par\n");<text:line-break/><text:tab/><text:tab/><text:tab/>}<text:line-break/><text:tab/><text:tab/>}else{<text:tab/>// Es el proceso padre<text:line-break/><text:tab/><text:tab/><text:tab/>if (atoi(argv[1])%4){<text:line-break/><text:tab/><text:tab/><text:tab/><text:tab/>printf("El numero no es divisible por 4\n");<text:line-break/><text:tab/><text:tab/><text:tab/>}else{<text:line-break/><text:tab/><text:tab/><text:tab/><text:tab/>printf("El numero es divisible por 4\n");<text:line-break/><text:tab/><text:tab/><text:tab/>}<text:line-break/><text:tab/><text:tab/>}<text:line-break/><text:tab/>}<text:line-break/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#include&lt;sys/types.h&gt;<text:tab/>//Primitive system data types for abstraction of implementation-dependent data types.<text:line-break/><text:tab/><text:tab/><text:tab/><text:tab/><text:tab/><text:tab/>//POSIX Standard: 2.6 Primitive System Data Types<text:line-break/>&lt;sys/types.h&gt;<text:line-break/>#include&lt;unistd.h&gt;<text:tab/><text:tab/>//POSIX Standard: 2.10 Symbolic Constants <text:s text:c="8"/>&lt;unistd.h&gt;<text:line-break/>#include&lt;stdio.h&gt;<text:line-break/>#include&lt;errno.h&gt;<text:line-break/>#include &lt;stdlib.h&gt;</text:p>
            <text:p text:style-name="P9">int main(){<text:line-break/><text:tab/>int i, PID[5];<text:line-break/><text:tab/>pid_t PID_hijos[5];<text:line-break/><text:soft-page-break/></text:p>
            <text:p text:style-name="P9"><text:tab/>for (i=0; i&lt;5; i++){<text:line-break/><text:tab/><text:tab/>if ((PID[i]=fork())&lt;0){<text:line-break/><text:tab/><text:tab/><text:tab/>printf("Error al crear los hijos\n");<text:line-break/><text:tab/><text:tab/><text:tab/>exit(-1);<text:line-break/><text:tab/><text:tab/>}<text:line-break/><text:tab/><text:tab/>if (PID[i]==0){<text:line-break/><text:tab/><text:tab/><text:tab/>PID_hijos[i] = getpid();<text:line-break/><text:tab/><text:tab/><text:tab/>printf("Soy el hijo %d\n", getpid());<text:line-break/><text:tab/><text:tab/><text:tab/>break;<text:line-break/><text:tab/><text:tab/>}<text:line-break/><text:tab/>}<text:line-break/><text:tab/>for (i=0;i&lt;5;i++){<text:line-break/><text:tab/><text:tab/>if (PID[i]==0){<text:line-break/><text:tab/><text:tab/><text:tab/>printf("Acaba de finalizar mi hijo con %d\n", getpid());<text:line-break/><text:tab/><text:tab/>}<text:line-break/><text:tab/><text:tab/>wait();<text:line-break/><text:tab/>}<text:line-break/>}</text:p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3">En este ejercicio se crea un proceso hijo con fork() y éste ejecuta el programa ldd, ubicado en /usr/bin/ldd y se le pasa como parámetro el archivo ./tarea5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1-10-05T09:46:35</meta:creation-date>
    <dc:date>2014-11-30T17:23:43.650929833</dc:date>
    <meta:print-date>2011-10-06T10:39:21</meta:print-date>
    <meta:editing-cycles>189</meta:editing-cycles>
    <meta:editing-duration>P1DT2H21M12S</meta:editing-duration>
    <meta:document-statistic meta:table-count="10" meta:image-count="1" meta:object-count="0" meta:page-count="3" meta:paragraph-count="23" meta:word-count="348" meta:character-count="2404" meta:non-whitespace-character-count="1962"/>
    <meta:user-defined meta:name="Información 1"/>
    <meta:user-defined meta:name="Información 2"/>
    <meta:user-defined meta:name="Información 3"/>
    <meta:user-defined meta:name="Información 4"/>
  </office:meta>
</office:document-meta>
</file>